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September 2, 2021 (02:43: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2T18:43:10Z</meta:creation-date>
    <dc:date>2021-09-02T18:43:10Z</dc:date>
    <meta:user-defined meta:name="date" meta:value-type="string">September   2, 2021 (02:43: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